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9.198cm" fo:min-width="8.948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2.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loext:graphic-properties draw:fill="none" draw:fill-color="#ffffff"/>
      <style:text-properties fo:font-size="36pt" style:font-size-asian="36pt" style:font-size-complex="36pt"/>
    </style:style>
    <style:style style:name="P4" style:family="paragraph">
      <style:text-properties fo:color="#800080" loext:opacity="100%" fo:font-size="36pt" style:font-size-asian="36pt" style:font-size-complex="36pt"/>
    </style:style>
    <style:style style:name="P5" style:family="paragraph">
      <loext:graphic-properties draw:fill="none" draw:fill-color="#ffffff"/>
      <style:text-properties fo:color="#800080" loext:opacity="100%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indent="0cm"/>
      <style:text-properties fo:color="#800080" loext:opacity="100%"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text-position="33% 58%" fo:font-size="36pt" style:font-size-asian="36pt" style:font-size-complex="36pt"/>
    </style:style>
    <style:style style:name="T3" style:family="text">
      <style:text-properties fo:color="#800080" loext:opacity="100%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g>
          <draw:custom-shape draw:style-name="gr1" draw:text-style-name="P1" draw:layer="layout" svg:width="9.5cm" svg:height="9.5cm" svg:x="2.5cm" svg:y="1.3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4.75cm" svg:y1="1.3cm" svg:x2="4.75cm" svg:y2="10.8cm">
            <text:p/>
          </draw:line>
          <draw:line draw:style-name="gr2" draw:text-style-name="P1" draw:layer="layout" svg:x1="2.5cm" svg:y1="8.65cm" svg:x2="12cm" svg:y2="8.65cm">
            <text:p/>
          </draw:line>
          <draw:line draw:style-name="gr2" draw:text-style-name="P1" draw:layer="layout" svg:x1="4.75cm" svg:y1="1.3cm" svg:x2="2.5cm" svg:y2="8.55cm">
            <text:p/>
          </draw:line>
          <draw:line draw:style-name="gr2" draw:text-style-name="P1" draw:layer="layout" svg:x1="12cm" svg:y1="8.55cm" svg:x2="4.75cm" svg:y2="10.8cm">
            <text:p/>
          </draw:line>
          <draw:g>
            <draw:frame draw:style-name="gr3" draw:text-style-name="P3" draw:layer="layout" svg:width="3.75cm" svg:height="2.75cm" svg:x="7.95cm" svg:y="10.55cm">
              <draw:text-box>
                <text:p text:style-name="P2"><text:span text:style-name="T1">a</text:span></text:p>
              </draw:text-box>
            </draw:frame>
            <draw:frame draw:style-name="gr3" draw:text-style-name="P3" draw:layer="layout" svg:width="3.75cm" svg:height="2.75cm" svg:x="7.45cm" svg:y="4.05cm">
              <draw:text-box>
                <text:p text:style-name="P2"><text:span text:style-name="T1">a</text:span><text:span text:style-name="T2">2</text:span></text:p>
              </draw:text-box>
            </draw:frame>
            <draw:frame draw:style-name="gr3" draw:text-style-name="P3" draw:layer="layout" svg:width="3.75cm" svg:height="2.75cm" svg:x="2.95cm" svg:y="10.75cm">
              <draw:text-box>
                <text:p text:style-name="P2"><text:span text:style-name="T1">b</text:span></text:p>
              </draw:text-box>
            </draw:frame>
            <draw:frame draw:style-name="gr3" draw:text-style-name="P3" draw:layer="layout" svg:width="3.75cm" svg:height="2.75cm" svg:x="2.95cm" svg:y="8.95cm">
              <draw:text-box>
                <text:p text:style-name="P2"><text:span text:style-name="T1">b</text:span><text:span text:style-name="T2">2</text:span></text:p>
              </draw:text-box>
            </draw:frame>
          </draw:g>
          <draw:frame draw:style-name="gr3" draw:text-style-name="P5" draw:layer="layout" svg:width="3.75cm" svg:height="2.75cm" svg:x="4.95cm" svg:y="8.75cm">
            <draw:text-box>
              <text:p text:style-name="P4"><text:span text:style-name="T1">3</text:span></text:p>
            </draw:text-box>
          </draw:frame>
          <draw:g>
            <draw:frame draw:style-name="gr3" draw:text-style-name="P5" draw:layer="layout" svg:width="3.75cm" svg:height="2.75cm" svg:x="2.95cm" svg:y="1.55cm">
              <draw:text-box>
                <text:p text:style-name="P4"><text:span text:style-name="T1">1</text:span></text:p>
              </draw:text-box>
            </draw:frame>
            <draw:frame draw:style-name="gr3" draw:text-style-name="P5" draw:layer="layout" svg:width="3.75cm" svg:height="2.75cm" svg:x="2.95cm" svg:y="6.85cm">
              <draw:text-box>
                <text:p text:style-name="P4"><text:span text:style-name="T1">2</text:span></text:p>
              </draw:text-box>
            </draw:frame>
            <draw:frame draw:style-name="gr3" draw:text-style-name="P5" draw:layer="layout" svg:width="3.75cm" svg:height="2.75cm" svg:x="10.75cm" svg:y="8.95cm">
              <draw:text-box>
                <text:p text:style-name="P4"><text:span text:style-name="T1">4</text:span></text:p>
              </draw:text-box>
            </draw:frame>
          </draw:g>
        </draw:g>
        <draw:g>
          <draw:custom-shape draw:style-name="gr1" draw:text-style-name="P1" draw:layer="layout" svg:width="9.5cm" svg:height="9.5cm" svg:x="2.5cm" svg:y="18.3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4.75cm" svg:y1="18.3cm" svg:x2="2.5cm" svg:y2="25.55cm">
            <text:p/>
          </draw:line>
          <draw:line draw:style-name="gr2" draw:text-style-name="P1" draw:layer="layout" svg:x1="11.95cm" svg:y1="20.5cm" svg:x2="9.7cm" svg:y2="27.75cm">
            <text:p/>
          </draw:line>
          <draw:line draw:style-name="gr2" draw:text-style-name="P1" draw:layer="layout" svg:x1="12.05cm" svg:y1="20.55cm" svg:x2="4.8cm" svg:y2="18.3cm">
            <text:p/>
          </draw:line>
          <draw:line draw:style-name="gr2" draw:text-style-name="P1" draw:layer="layout" svg:x1="9.75cm" svg:y1="27.75cm" svg:x2="2.5cm" svg:y2="25.5cm">
            <text:p/>
          </draw:line>
          <draw:g>
            <draw:frame draw:style-name="gr3" draw:text-style-name="P3" draw:layer="layout" svg:width="3.75cm" svg:height="2.75cm" svg:x="6.45cm" svg:y="21.95cm">
              <draw:text-box>
                <text:p text:style-name="P2"><text:span text:style-name="T1">c</text:span><text:span text:style-name="T2">2</text:span></text:p>
              </draw:text-box>
            </draw:frame>
            <draw:frame draw:style-name="gr3" draw:text-style-name="P3" draw:layer="layout" svg:width="3.75cm" svg:height="2.75cm" svg:x="7.95cm" svg:y="19.25cm">
              <draw:text-box>
                <text:p text:style-name="P2"><text:span text:style-name="T1">c</text:span></text:p>
              </draw:text-box>
            </draw:frame>
            <draw:frame draw:style-name="gr3" draw:text-style-name="P3" draw:layer="layout" svg:width="3.75cm" svg:height="2.75cm" svg:x="7.95cm" svg:y="16.45cm">
              <draw:text-box>
                <text:p text:style-name="P2"><text:span text:style-name="T1">a</text:span></text:p>
              </draw:text-box>
            </draw:frame>
            <draw:frame draw:style-name="gr3" draw:text-style-name="P3" draw:layer="layout" svg:width="3.75cm" svg:height="2.75cm" svg:x="2.95cm" svg:y="16.45cm">
              <draw:text-box>
                <text:p text:style-name="P2"><text:span text:style-name="T1">b</text:span></text:p>
              </draw:text-box>
            </draw:frame>
          </draw:g>
          <draw:g>
            <draw:frame draw:style-name="gr3" draw:text-style-name="P5" draw:layer="layout" svg:width="3.75cm" svg:height="2.75cm" svg:x="2.95cm" svg:y="18.15cm">
              <draw:text-box>
                <text:p text:style-name="P4"><text:span text:style-name="T1">1</text:span></text:p>
              </draw:text-box>
            </draw:frame>
            <draw:frame draw:style-name="gr3" draw:text-style-name="P5" draw:layer="layout" svg:width="3.75cm" svg:height="2.75cm" svg:x="2.95cm" svg:y="26.05cm">
              <draw:text-box>
                <text:p text:style-name="P6"><text:span text:style-name="T3">2</text:span></text:p>
              </draw:text-box>
            </draw:frame>
            <draw:frame draw:style-name="gr3" draw:text-style-name="P5" draw:layer="layout" svg:width="3.75cm" svg:height="2.75cm" svg:x="10.35cm" svg:y="18.15cm">
              <draw:text-box>
                <text:p text:style-name="P4"><text:span text:style-name="T1">3</text:span></text:p>
              </draw:text-box>
            </draw:frame>
            <draw:frame draw:style-name="gr3" draw:text-style-name="P5" draw:layer="layout" svg:width="3.75cm" svg:height="2.75cm" svg:x="10.35cm" svg:y="26.05cm">
              <draw:text-box>
                <text:p text:style-name="P6"><text:span text:style-name="T3">4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7-24T15:34:20.765000000</dc:date>
    <meta:editing-duration>PT9M46S</meta:editing-duration>
    <meta:editing-cycles>2</meta:editing-cycles>
    <meta:generator>LibreOffice/7.1.6.2$Windows_X86_64 LibreOffice_project/0e133318fcee89abacd6a7d077e292f1145735c3</meta:generator>
    <meta:document-statistic meta:object-count="32"/>
  </office:meta>
</office:document-meta>
</file>